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margin-top="0cm" fo:margin-bottom="0cm" fo:text-align="start" style:justify-single-word="false"/>
      <style:text-properties fo:font-size="14pt" style:font-size-asian="14pt" style:font-size-complex="14pt"/>
    </style:style>
    <style:style style:name="P10" style:family="paragraph" style:parent-style-name="Text_20_body" style:list-style-name="L3">
      <style:text-properties fo:font-size="14pt" style:font-size-asian="14pt" style:font-size-complex="14pt"/>
    </style:style>
    <style:style style:name="P11" style:family="paragraph" style:parent-style-name="Text_20_body" style:list-style-name="L2">
      <style:paragraph-properties fo:margin-top="0cm" fo:margin-bottom="0cm" fo:text-align="start" style:justify-single-word="false"/>
      <style:text-properties fo:font-size="14pt" style:font-size-asian="14pt" style:font-size-complex="14pt"/>
    </style:style>
    <style:style style:name="P12" style:family="paragraph" style:parent-style-name="Text_20_body" style:list-style-name="L2">
      <style:paragraph-properties fo:margin-top="0cm" fo:margin-bottom="0cm"/>
      <style:text-properties fo:font-size="14pt" style:font-size-asian="14pt" style:font-size-complex="14pt"/>
    </style:style>
    <style:style style:name="P13" style:family="paragraph" style:parent-style-name="Text_20_body" style:list-style-name="L3">
      <style:paragraph-properties fo:margin-top="0cm" fo:margin-bottom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R SALE</text:p>
      <text:p text:style-name="P3">2014 Triumph 800XC</text:p>
      <text:p text:style-name="P4"/>
      <text:p text:style-name="P5">6844km</text:p>
      <text:p text:style-name="P5"/>
      <text:p text:style-name="P5">Factory warranty to November 2016</text:p>
      <text:p text:style-name="P5"/>
      <text:p text:style-name="P5">Queensland registration to December 2014</text:p>
      <text:p text:style-name="P5"/>
      <text:p text:style-name="P7">$15000.00</text:p>
      <text:p text:style-name="P1"/>
      <text:p text:style-name="P1"/>
      <text:p text:style-name="P6">Accessories</text:p>
      <text:p text:style-name="P2"/>
      <text:list xml:id="list873735677" text:style-name="L2">
        <text:list-item>
          <text:p text:style-name="P11">Genuine Triumph panniers (A9508166) </text:p>
        </text:list-item>
        <text:list-item>
          <text:p text:style-name="P12">Genuine Triumph fog lights (A9838017) </text:p>
        </text:list-item>
        <text:list-item>
          <text:p text:style-name="P12">Genuine Triumph heated grips (A9638120) </text:p>
        </text:list-item>
        <text:list-item>
          <text:p text:style-name="P12">Genuine Triumph swingarm spools (A9640023) </text:p>
        </text:list-item>
        <text:list-item>
          <text:p text:style-name="P12">Additional 12V rear auxiliary power port (2 in total) </text:p>
        </text:list-item>
        <text:list-item>
          <text:p text:style-name="P12">Unifilter air filter pre-cleaner (for ease of servicing the air filter) </text:p>
        </text:list-item>
      </text:list>
      <text:p text:style-name="P2"/>
      <text:p text:style-name="P6">Specifications</text:p>
      <text:p text:style-name="P2"/>
      <text:list xml:id="list788441419" text:style-name="L3">
        <text:list-item>
          <text:p text:style-name="P9">799cc, fuel-injected, DOHC inline 3 cylinder </text:p>
        </text:list-item>
        <text:list-item>
          <text:p text:style-name="P13">70kW (94hp) peak power </text:p>
        </text:list-item>
        <text:list-item>
          <text:p text:style-name="P13">79Nm peak torque </text:p>
        </text:list-item>
        <text:list-item>
          <text:p text:style-name="P13">6 speed transmission </text:p>
        </text:list-item>
        <text:list-item>
          <text:p text:style-name="P13">45mm Showa USD forks with 220mm travel </text:p>
        </text:list-item>
        <text:list-item>
          <text:p text:style-name="P13">Showa rear monoshock with 215mm travel </text:p>
        </text:list-item>
        <text:list-item>
          <text:p text:style-name="P13">Anti-Lock Brake (ABS) system </text:p>
        </text:list-item>
        <text:list-item>
          <text:p text:style-name="P13">20L Fuel Tank </text:p>
        </text:list-item>
        <text:list-item>
          <text:p text:style-name="P13">190kg dry weight </text:p>
        </text:list-item>
        <text:list-item>
          <text:p text:style-name="P13">215kg wet weight </text:p>
        </text:list-item>
        <text:list-item>
          <text:p text:style-name="P10">Trellis frame </text:p>
        </text:list-item>
      </text:list>
      <text:p text:style-name="P2"/>
      <text:p text:style-name="P6">Contact</text:p>
      <text:p text:style-name="P2"/>
      <text:p text:style-name="P8">Tony Morris</text:p>
      <text:p text:style-name="P8">0408711099</text:p>
      <text:p text:style-name="P8">7 Cabrilla St Everton Hills Q 4053</text:p>
      <text:p text:style-name="P2"><text:a xlink:type="simple" xlink:href="mailto:tonymorris@gmail.com"><text:span text:style-name="T1">tonymorris@g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Morris</meta:initial-creator>
    <meta:creation-date>2014-06-15T12:00:44</meta:creation-date>
    <dc:date>2014-06-15T12:10:13</dc:date>
    <dc:creator>Tony Morris</dc:creator>
    <meta:editing-duration>PT2M6S</meta:editing-duration>
    <meta:editing-cycles>3</meta:editing-cycles>
    <meta:generator>LibreOffice/3.5$Linux_X86_64 LibreOffice_project/350m1$Build-2</meta:generator>
    <meta:printed-by>Tony Morris</meta:printed-by>
    <meta:print-date>2014-06-15T12:08:38</meta:print-date>
    <meta:document-statistic meta:table-count="0" meta:image-count="0" meta:object-count="0" meta:page-count="1" meta:paragraph-count="30" meta:word-count="131" meta:character-count="796" meta:non-whitespace-character-count="695"/>
  </office:meta>
</office:document-meta>
</file>